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7e448"/>
    </style:style>
    <style:style style:name="P2" style:family="paragraph" style:parent-style-name="Header">
      <style:paragraph-properties fo:text-align="center" style:justify-single-word="false"/>
      <style:text-properties officeooo:rsid="0013c91d" officeooo:paragraph-rsid="0007e448"/>
    </style:style>
    <style:style style:name="P3" style:family="paragraph" style:parent-style-name="Standard">
      <style:paragraph-properties fo:text-align="center" style:justify-single-word="false"/>
      <style:text-properties officeooo:rsid="0007e448" officeooo:paragraph-rsid="0007e448"/>
    </style:style>
    <style:style style:name="P4" style:family="paragraph" style:parent-style-name="Standard">
      <style:paragraph-properties fo:text-align="start" style:justify-single-word="false"/>
      <style:text-properties officeooo:rsid="0007e448" officeooo:paragraph-rsid="0007e448"/>
    </style:style>
    <style:style style:name="T1" style:family="text">
      <style:text-properties officeooo:rsid="0013c9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urce Code</text:p>
      <text:p text:style-name="P3"/>
      <text:p text:style-name="P4"/>
      <text:p text:style-name="P4">#include &lt;graphics_framework.h&gt;</text:p>
      <text:p text:style-name="P4">#include &lt;glm\glm.hpp&gt;</text:p>
      <text:p text:style-name="P4">#include &lt;glm/gtx/rotate_vector.hpp&gt;</text:p>
      <text:p text:style-name="P4"/>
      <text:p text:style-name="P4"/>
      <text:p text:style-name="P4">using namespace std;</text:p>
      <text:p text:style-name="P4">using namespace graphics_framework;</text:p>
      <text:p text:style-name="P4">using namespace glm;</text:p>
      <text:p text:style-name="P4">using namespace std::chrono;</text:p>
      <text:p text:style-name="P4"/>
      <text:p text:style-name="P4">//vriables for the fire</text:p>
      <text:p text:style-name="P4">const unsigned int max_num_particle = 5056;</text:p>
      <text:p text:style-name="P4">vec4 part_positions[max_num_particle];</text:p>
      <text:p text:style-name="P4">vec4 velocitys[max_num_particle];</text:p>
      <text:p text:style-name="P4">GLuint G_Position_buffer, G_Velocity_buffer;</text:p>
      <text:p text:style-name="P4">GLuint vao;</text:p>
      <text:p text:style-name="P4"/>
      <text:p text:style-name="P4">//map for meshes</text:p>
      <text:p text:style-name="P4">map&lt;string, mesh&gt; meshes;</text:p>
      <text:p text:style-name="P4"/>
      <text:p text:style-name="P4">//effects</text:p>
      <text:p text:style-name="P4">effect eff, teff, shadow_eff, skybox_eff, fire, fire_comp, grain, grey, contrast, blur;</text:p>
      <text:p text:style-name="P4"/>
      <text:p text:style-name="P4">//camera</text:p>
      <text:p text:style-name="P4">target_camera cam;</text:p>
      <text:p text:style-name="P4"/>
      <text:p text:style-name="P4">// Spot Light</text:p>
      <text:p text:style-name="P4">spot_light spot;</text:p>
      <text:p text:style-name="P4"/>
      <text:p text:style-name="P4">//tesctures</text:p>
      <text:p text:style-name="P4">texture tex, tpng, fire_tex;</text:p>
      <text:p text:style-name="P4"/>
      <text:p text:style-name="P4">// Frame buffers and screen quad</text:p>
      <text:p text:style-name="P4">frame_buffer frame, contrast_frame, grey_frame, blur_frame;</text:p>
      <text:p text:style-name="P4"/>
      <text:p text:style-name="P4">geometry geom, skybox_geom;//screen quad</text:p>
      <text:p text:style-name="P4"/>
      <text:p text:style-name="P4">// Shadow map</text:p>
      <text:p text:style-name="P4">shadow_map shadow;</text:p>
      <text:p text:style-name="P4"/>
      <text:p text:style-name="P4">//cubemap</text:p>
      <text:p text:style-name="P4">cubemap cube_map;</text:p>
      <text:p text:style-name="P4"/>
      <text:p text:style-name="P4">float theta = 0.0f;</text:p>
      <text:p text:style-name="P4"/>
      <text:p text:style-name="P4"><text:soft-page-break/>// Variable for controlling post proc toggling</text:p>
      <text:p text:style-name="P4">bool enablePostProc = false;</text:p>
      <text:p text:style-name="P4"/>
      <text:p text:style-name="P4">// Initial one-time startup code goes here</text:p>
      <text:p text:style-name="P4">bool load_content() {</text:p>
      <text:p text:style-name="P4"/>
      <text:p text:style-name="P4"><text:tab/>glEnable(GL_DEPTH_TEST);</text:p>
      <text:p text:style-name="P4"/>
      <text:p text:style-name="P4"><text:tab/>//create geom</text:p>
      <text:p text:style-name="P4"><text:tab/>vector&lt;vec3&gt; positions{ vec3(-1.0f, -1.0f, 0.0f), vec3(1.0f, -1.0f, 0.0f), vec3(-1.0f, 1.0f, 0.0f),</text:p>
      <text:p text:style-name="P4"><text:tab/>vec3(1.0f, 1.0f, 0.0f) };</text:p>
      <text:p text:style-name="P4"><text:tab/>vector&lt;vec2&gt; tex_coords{ vec2(0.0, 0.0), vec2(1.0f, 0.0f), vec2(0.0f, 1.0f), vec2(1.0f, 1.0f) };</text:p>
      <text:p text:style-name="P4"><text:tab/>geom.add_buffer(positions, BUFFER_INDEXES::POSITION_BUFFER);</text:p>
      <text:p text:style-name="P4"><text:tab/>geom.add_buffer(tex_coords, BUFFER_INDEXES::TEXTURE_COORDS_0);</text:p>
      <text:p text:style-name="P4"><text:tab/>geom.set_type(GL_TRIANGLE_STRIP);</text:p>
      <text:p text:style-name="P4"/>
      <text:p text:style-name="P4"><text:tab/>// Creating frame and shadow map</text:p>
      <text:p text:style-name="P4"><text:tab/>frame = frame_buffer(renderer::get_screen_width(), renderer::get_screen_height());</text:p>
      <text:p text:style-name="P4"><text:tab/>contrast_frame = frame_buffer(renderer::get_screen_width(), renderer::get_screen_height());</text:p>
      <text:p text:style-name="P4"><text:tab/>grey_frame = frame_buffer(renderer::get_screen_width(), renderer::get_screen_height());</text:p>
      <text:p text:style-name="P4"><text:tab/>blur_frame = frame_buffer(renderer::get_screen_width(), renderer::get_screen_height());</text:p>
      <text:p text:style-name="P4"><text:tab/>shadow = shadow_map(renderer::get_screen_width(), renderer::get_screen_height());</text:p>
      <text:p text:style-name="P4"/>
      <text:p text:style-name="P4"><text:tab/>// Load scene</text:p>
      <text:p text:style-name="P4"><text:tab/>// Create a box mesh and set its transform, material, and add it to meshes map</text:p>
      <text:p text:style-name="P4"><text:tab/>// Create scene</text:p>
      <text:p text:style-name="P4"><text:tab/>meshes["plane"] = mesh(geometry_builder::create_plane());</text:p>
      <text:p text:style-name="P4"><text:tab/>meshes["box"] = mesh(geometry_builder::create_box());</text:p>
      <text:p text:style-name="P4"><text:tab/>meshes["tetra"] = mesh(geometry_builder::create_tetrahedron());</text:p>
      <text:p text:style-name="P4"><text:tab/>meshes["pyramid"] = mesh(geometry_builder::create_pyramid());</text:p>
      <text:p text:style-name="P4"><text:tab/>meshes["disk"] = mesh(geometry_builder::create_disk(20));</text:p>
      <text:p text:style-name="P4"><text:tab/>meshes["cylinder"] = mesh(geometry_builder::create_cylinder(20, 20));</text:p>
      <text:p text:style-name="P4"><text:tab/>meshes["sphere"] = mesh(geometry_builder::create_sphere(20, 20));</text:p>
      <text:p text:style-name="P4"><text:tab/>meshes["torus"] = mesh(geometry_builder::create_torus(20, 20, 1.0f, 5.0f));</text:p>
      <text:p text:style-name="P4"/>
      <text:p text:style-name="P4"><text:tab/>// Transform objects</text:p>
      <text:p text:style-name="P4"><text:tab/>meshes["box"].get_transform().scale = vec3(5.0f, 5.0f, 5.0f);</text:p>
      <text:p text:style-name="P4"><text:tab/>meshes["box"].get_transform().translate(vec3(-10.0f, 2.5f, -30.0f));</text:p>
      <text:p text:style-name="P4"><text:tab/>meshes["tetra"].get_transform().scale = vec3(4.0f, 4.0f, 4.0f);</text:p>
      <text:p text:style-name="P4"><text:tab/>meshes["tetra"].get_transform().translate(vec3(-30.0f, 10.0f, -10.0f));</text:p>
      <text:p text:style-name="P4"><text:tab/>meshes["pyramid"].get_transform().scale = vec3(5.0f, 5.0f, 5.0f);</text:p>
      <text:p text:style-name="P4"><text:tab/>meshes["pyramid"].get_transform().translate(vec3(-10.0f, 7.5f, -30.0f));</text:p>
      <text:p text:style-name="P4"><text:tab/>meshes["disk"].get_transform().scale = vec3(3.0f, 1.0f, 3.0f);</text:p>
      <text:p text:style-name="P4"><text:tab/>meshes["disk"].get_transform().translate(vec3(-10.0f, 11.5f, -30.0f));</text:p>
      <text:p text:style-name="P4"><text:tab/>meshes["disk"].get_transform().rotate(vec3(half_pi&lt;float&gt;(), 0.0f, 0.0f));</text:p>
      <text:p text:style-name="P4"><text:tab/>meshes["cylinder"].get_transform().scale = vec3(5.0f, 5.0f, 5.0f);</text:p>
      <text:p text:style-name="P4"><text:soft-page-break/><text:tab/>meshes["cylinder"].get_transform().translate(vec3(-25.0f, 2.5f, -25.0f));</text:p>
      <text:p text:style-name="P4"><text:tab/>meshes["sphere"].get_transform().scale = vec3(2.5f, 2.5f, 2.5f);</text:p>
      <text:p text:style-name="P4"><text:tab/>meshes["sphere"].get_transform().translate(vec3(-25.0f, 10.0f, -25.0f));</text:p>
      <text:p text:style-name="P4"><text:tab/>meshes["torus"].get_transform().translate(vec3(-25.0f, 5.0f, -25.0f));</text:p>
      <text:p text:style-name="P4"><text:tab/>meshes["torus"].get_transform().rotate(vec3(half_pi&lt;float&gt;(), 0.0f, 0.0f));</text:p>
      <text:p text:style-name="P4"/>
      <text:p text:style-name="P4"/>
      <text:p text:style-name="P4"><text:tab/>//material mat</text:p>
      <text:p text:style-name="P4"><text:tab/>material mat;</text:p>
      <text:p text:style-name="P4"/>
      <text:p text:style-name="P4"><text:tab/>// Red box</text:p>
      <text:p text:style-name="P4"><text:tab/>mat.set_diffuse(vec4(1.0f, 0.0f, 0.0f, 1.0f));</text:p>
      <text:p text:style-name="P4"><text:tab/>mat.set_emissive(vec4(0.0f, 0.0f, 0.0f, 1.0f));</text:p>
      <text:p text:style-name="P4"><text:tab/>mat.set_specular(vec4(1.0f, 1.0f, 1.0f, 1.0f));</text:p>
      <text:p text:style-name="P4"><text:tab/>mat.set_shininess(25.0f);</text:p>
      <text:p text:style-name="P4"><text:tab/>meshes["box"].set_material(mat);</text:p>
      <text:p text:style-name="P4"><text:tab/>// Green tetra</text:p>
      <text:p text:style-name="P4"><text:tab/>mat.set_diffuse(vec4(0.0f, 1.0f, 0.0f, 1.0f));</text:p>
      <text:p text:style-name="P4"><text:tab/>mat.set_emissive(vec4(0.0f, 0.0f, 0.0f, 1.0f));</text:p>
      <text:p text:style-name="P4"><text:tab/>mat.set_specular(vec4(1.0f, 1.0f, 1.0f, 1.0f));</text:p>
      <text:p text:style-name="P4"><text:tab/>mat.set_shininess(25.0f);</text:p>
      <text:p text:style-name="P4"><text:tab/>meshes["tetra"].set_material(mat);</text:p>
      <text:p text:style-name="P4"><text:tab/>// Blue pyramid</text:p>
      <text:p text:style-name="P4"><text:tab/>mat.set_diffuse(vec4(0.0f, 0.0f, 1.0f, 1.0f));</text:p>
      <text:p text:style-name="P4"><text:tab/>mat.set_emissive(vec4(0.0f, 0.0f, 0.0f, 1.0f));</text:p>
      <text:p text:style-name="P4"><text:tab/>mat.set_specular(vec4(1.0f, 1.0f, 1.0f, 1.0f));</text:p>
      <text:p text:style-name="P4"><text:tab/>mat.set_shininess(25.0f);</text:p>
      <text:p text:style-name="P4"><text:tab/>meshes["pyramid"].set_material(mat);</text:p>
      <text:p text:style-name="P4"><text:tab/>// Yellow disk</text:p>
      <text:p text:style-name="P4"><text:tab/>mat.set_diffuse(vec4(1.0f, 1.0f, 0.0f, 1.0f));</text:p>
      <text:p text:style-name="P4"><text:tab/>mat.set_emissive(vec4(0.0f, 0.0f, 0.0f, 1.0f));</text:p>
      <text:p text:style-name="P4"><text:tab/>mat.set_specular(vec4(1.0f, 1.0f, 1.0f, 1.0f));</text:p>
      <text:p text:style-name="P4"><text:tab/>mat.set_shininess(25.0f);</text:p>
      <text:p text:style-name="P4"><text:tab/>meshes["disk"].set_material(mat);</text:p>
      <text:p text:style-name="P4"><text:tab/>// Magenta cylinder</text:p>
      <text:p text:style-name="P4"><text:tab/>mat.set_diffuse(vec4(1.0f, 0.0f, 1.0f, 1.0f));</text:p>
      <text:p text:style-name="P4"><text:tab/>mat.set_emissive(vec4(0.0f, 0.0f, 0.0f, 1.0f));</text:p>
      <text:p text:style-name="P4"><text:tab/>mat.set_specular(vec4(1.0f, 1.0f, 1.0f, 1.0f));</text:p>
      <text:p text:style-name="P4"><text:tab/>mat.set_shininess(25.0f);</text:p>
      <text:p text:style-name="P4"><text:tab/>meshes["cylinder"].set_material(mat);</text:p>
      <text:p text:style-name="P4"><text:tab/>// Cyan sphere</text:p>
      <text:p text:style-name="P4"><text:tab/>mat.set_diffuse(vec4(0.0f, 1.0f, 1.0f, 1.0f));</text:p>
      <text:p text:style-name="P4"><text:tab/>mat.set_emissive(vec4(0.0f, 0.0f, 0.0f, 1.0f));</text:p>
      <text:p text:style-name="P4"><text:tab/>mat.set_specular(vec4(1.0f, 1.0f, 1.0f, 1.0f));</text:p>
      <text:p text:style-name="P4"><text:tab/>mat.set_shininess(25.0f);</text:p>
      <text:p text:style-name="P4"><text:tab/>meshes["sphere"].set_material(mat);</text:p>
      <text:p text:style-name="P4"><text:tab/>// White torus</text:p>
      <text:p text:style-name="P4"><text:tab/>mat.set_diffuse(vec4(1.0f, 1.0f, 1.0f, 1.0f));</text:p>
      <text:p text:style-name="P4"><text:soft-page-break/><text:tab/>mat.set_emissive(vec4(0.0f, 0.0f, 0.0f, 1.0f));</text:p>
      <text:p text:style-name="P4"><text:tab/>mat.set_specular(vec4(1.0f, 1.0f, 1.0f, 1.0f));</text:p>
      <text:p text:style-name="P4"><text:tab/>mat.set_shininess(25.0f);</text:p>
      <text:p text:style-name="P4"><text:tab/>meshes["torus"].set_material(mat);</text:p>
      <text:p text:style-name="P4"><text:tab/>//blue plane</text:p>
      <text:p text:style-name="P4"><text:tab/>mat.set_diffuse(vec4(1.0f, 1.0f, 1.0f, 1.0f));</text:p>
      <text:p text:style-name="P4"><text:tab/>mat.set_emissive(vec4(0.0f, 0.0f, 0.0f, 1.0f));</text:p>
      <text:p text:style-name="P4"><text:tab/>mat.set_specular(vec4(0.0f, 0.0f, 0.0f, 1.0f));</text:p>
      <text:p text:style-name="P4"><text:tab/>mat.set_shininess(0.0f);</text:p>
      <text:p text:style-name="P4"><text:tab/>meshes["plane"].set_material(mat);</text:p>
      <text:p text:style-name="P4"/>
      <text:p text:style-name="P4"><text:tab/>//load sand texture with shaders</text:p>
      <text:p text:style-name="P4"><text:tab/>tex = texture("textures/stone.jpg");</text:p>
      <text:p text:style-name="P4"><text:tab/>tpng = texture("textures/grass.jpg");</text:p>
      <text:p text:style-name="P4"/>
      <text:p text:style-name="P4"><text:tab/>spot.set_position(vec3(-25.0f, 10.0f, -10.0f));</text:p>
      <text:p text:style-name="P4"><text:tab/>// Light colour white</text:p>
      <text:p text:style-name="P4"><text:tab/>spot.set_light_colour(vec4(1.0f, 1.0f, 1.0f, 1.0f));</text:p>
      <text:p text:style-name="P4"><text:tab/>// Light direction to forward and down (normalized)</text:p>
      <text:p text:style-name="P4"><text:tab/>spot.set_direction(normalize(vec3(0.0f, -1.0f, 0.0f)));</text:p>
      <text:p text:style-name="P4"><text:tab/>// Set range to 20</text:p>
      <text:p text:style-name="P4"><text:tab/>spot.set_range(20.0f);</text:p>
      <text:p text:style-name="P4"><text:tab/>// Set power to 1</text:p>
      <text:p text:style-name="P4"><text:tab/>spot.set_power(1.0f);</text:p>
      <text:p text:style-name="P4"/>
      <text:p text:style-name="P4"/>
      <text:p text:style-name="P4"><text:tab/>//Shaders</text:p>
      <text:p text:style-name="P4"><text:tab/>eff.add_shader("shaders/shadow.vert", GL_VERTEX_SHADER);</text:p>
      <text:p text:style-name="P4"><text:tab/>vector&lt;string&gt; frag_shaders{ "shaders/shadow.frag",</text:p>
      <text:p text:style-name="P4"><text:tab/><text:tab/>"shaders/part_spot.frag",</text:p>
      <text:p text:style-name="P4"><text:tab/><text:tab/>"shaders/part_shadow.frag" };</text:p>
      <text:p text:style-name="P4"><text:tab/>eff.add_shader(frag_shaders, GL_FRAGMENT_SHADER);</text:p>
      <text:p text:style-name="P4"/>
      <text:p text:style-name="P4"><text:tab/>//teff effect</text:p>
      <text:p text:style-name="P4"><text:tab/>teff.add_shader("shaders/basic_texture.vert", GL_VERTEX_SHADER);</text:p>
      <text:p text:style-name="P4"><text:tab/>teff.add_shader("shaders/basic_texture.frag", GL_FRAGMENT_SHADER);</text:p>
      <text:p text:style-name="P4"><text:tab/></text:p>
      <text:p text:style-name="P4"/>
      <text:p text:style-name="P4"><text:tab/>//shadow effect</text:p>
      <text:p text:style-name="P4"><text:tab/>shadow_eff.add_shader("shaders/spot.vert", GL_VERTEX_SHADER);</text:p>
      <text:p text:style-name="P4"><text:tab/>shadow_eff.add_shader("shaders/spot.frag", GL_FRAGMENT_SHADER);</text:p>
      <text:p text:style-name="P4"><text:tab/></text:p>
      <text:p text:style-name="P4"/>
      <text:p text:style-name="P4"><text:tab/>//Fire Shader</text:p>
      <text:p text:style-name="P4"><text:tab/>fire.add_shader("shaders/smoke.vert", GL_VERTEX_SHADER);</text:p>
      <text:p text:style-name="P4"><text:tab/>fire.add_shader("shaders/smoke.frag", GL_FRAGMENT_SHADER);</text:p>
      <text:p text:style-name="P4"><text:tab/>fire.add_shader("shaders/smoke.geom", GL_GEOMETRY_SHADER);</text:p>
      <text:p text:style-name="P4"><text:tab/>fire_comp.add_shader("shaders/particle.comp", GL_COMPUTE_SHADER);</text:p>
      <text:p text:style-name="P4"><text:soft-page-break/><text:tab/></text:p>
      <text:p text:style-name="P4"/>
      <text:p text:style-name="P4"><text:tab/>//Grain Shader</text:p>
      <text:p text:style-name="P4"><text:tab/>grain.add_shader("shaders/basic_texture.vert", GL_VERTEX_SHADER);</text:p>
      <text:p text:style-name="P4"><text:tab/>grain.add_shader("shaders/grain.frag", GL_FRAGMENT_SHADER);</text:p>
      <text:p text:style-name="P4"><text:tab/></text:p>
      <text:p text:style-name="P4"/>
      <text:p text:style-name="P4"><text:tab/>//Grey Shader</text:p>
      <text:p text:style-name="P4"><text:tab/>grey.add_shader("shaders/basic_texture.vert", GL_VERTEX_SHADER);</text:p>
      <text:p text:style-name="P4"><text:tab/>grey.add_shader("shaders/greyscale.frag", GL_FRAGMENT_SHADER);</text:p>
      <text:p text:style-name="P4"><text:tab/></text:p>
      <text:p text:style-name="P4"/>
      <text:p text:style-name="P4"><text:tab/>//blur Shader</text:p>
      <text:p text:style-name="P4"><text:tab/>blur.add_shader("shaders/basic_texture.vert", GL_VERTEX_SHADER);</text:p>
      <text:p text:style-name="P4"><text:tab/>blur.add_shader("shaders/blur.frag", GL_FRAGMENT_SHADER);</text:p>
      <text:p text:style-name="P4"><text:tab/></text:p>
      <text:p text:style-name="P4"/>
      <text:p text:style-name="P4"><text:tab/>//contrast Shader</text:p>
      <text:p text:style-name="P4"><text:tab/>contrast.add_shader("shaders/basic_texture.vert", GL_VERTEX_SHADER);</text:p>
      <text:p text:style-name="P4"><text:tab/>contrast.add_shader("shaders/contrast.frag", GL_FRAGMENT_SHADER);</text:p>
      <text:p text:style-name="P4"/>
      <text:p text:style-name="P4"><text:tab/>//build effs</text:p>
      <text:p text:style-name="P4"><text:tab/>eff.build();</text:p>
      <text:p text:style-name="P4"><text:tab/>teff.build();</text:p>
      <text:p text:style-name="P4"><text:tab/>shadow_eff.build();</text:p>
      <text:p text:style-name="P4"><text:tab/>fire.build();</text:p>
      <text:p text:style-name="P4"><text:tab/>fire_comp.build();</text:p>
      <text:p text:style-name="P4"><text:tab/>grain.build();</text:p>
      <text:p text:style-name="P4"><text:tab/>grey.build();</text:p>
      <text:p text:style-name="P4"><text:tab/>blur.build();</text:p>
      <text:p text:style-name="P4"><text:tab/>contrast.build();</text:p>
      <text:p text:style-name="P4"><text:tab/></text:p>
      <text:p text:style-name="P4"/>
      <text:p text:style-name="P4"><text:tab/>//Variables for random numbers for the particle system</text:p>
      <text:p text:style-name="P4"><text:tab/>default_random_engine rand(duration_cast&lt;milliseconds&gt;(system_clock::now().time_since_epoch()).count());</text:p>
      <text:p text:style-name="P4"><text:tab/>uniform_real_distribution&lt;float&gt; dist;</text:p>
      <text:p text:style-name="P4"/>
      <text:p text:style-name="P4"><text:tab/>//Bind fire texture</text:p>
      <text:p text:style-name="P4"><text:tab/>fire_tex = texture("textures/smoke.png");</text:p>
      <text:p text:style-name="P4"/>
      <text:p text:style-name="P4"><text:tab/>// Initilise particles</text:p>
      <text:p text:style-name="P4"><text:tab/>for (unsigned int i = 0; i &lt; max_num_particle; ++i) {</text:p>
      <text:p text:style-name="P4"><text:tab/><text:tab/>part_positions[i] = vec4(((10.0f * dist(rand)) - 1.0f) / 20.0f, 5.0 * dist(rand), 0.0f, 0.0f);</text:p>
      <text:p text:style-name="P4"><text:tab/><text:tab/>velocitys[i] = vec4(0.0f, 0.1f + dist(rand), 0.0f, 0.0f);</text:p>
      <text:p text:style-name="P4"><text:tab/>}</text:p>
      <text:p text:style-name="P4"/>
      <text:p text:style-name="P4"><text:soft-page-break/></text:p>
      <text:p text:style-name="P4"><text:tab/>// Generate Vertex Array Object</text:p>
      <text:p text:style-name="P4"><text:tab/>glGenVertexArrays(1, &amp;vao);</text:p>
      <text:p text:style-name="P4"><text:tab/>// Bind Vertex Array Object to current context</text:p>
      <text:p text:style-name="P4"><text:tab/>glBindVertexArray(vao);</text:p>
      <text:p text:style-name="P4"/>
      <text:p text:style-name="P4"><text:tab/>// Generate Position Data buffer</text:p>
      <text:p text:style-name="P4"><text:tab/>glGenBuffers(1, &amp;G_Position_buffer);</text:p>
      <text:p text:style-name="P4"><text:tab/>// Bind Position Data buffer as GL_SHADER_STORAGE_BUFFER</text:p>
      <text:p text:style-name="P4"><text:tab/>glBindBuffer(GL_ARRAY_BUFFER, G_Position_buffer);</text:p>
      <text:p text:style-name="P4"><text:tab/>// Send Position Data to GPU, use GL_DYNAMIC_DRAW</text:p>
      <text:p text:style-name="P4"><text:tab/>glBufferData(GL_ARRAY_BUFFER, sizeof(vec4) * max_num_particle, part_positions, GL_DYNAMIC_DRAW);</text:p>
      <text:p text:style-name="P4"/>
      <text:p text:style-name="P4"><text:tab/>// Generate Velocity Data buffer</text:p>
      <text:p text:style-name="P4"><text:tab/>glGenBuffers(1, &amp;G_Velocity_buffer);</text:p>
      <text:p text:style-name="P4"><text:tab/>// Bind Velocity Data buffer as GL_ARRAY_BUFFER</text:p>
      <text:p text:style-name="P4"><text:tab/>glBindBuffer(GL_ARRAY_BUFFER, G_Velocity_buffer);</text:p>
      <text:p text:style-name="P4"><text:tab/>// Send Velocity Data to GPU, use GL_DYNAMIC_DRAW</text:p>
      <text:p text:style-name="P4"><text:tab/>glBufferData(GL_ARRAY_BUFFER, sizeof(vec4) * max_num_particle, velocitys, GL_DYNAMIC_DRAW);</text:p>
      <text:p text:style-name="P4"/>
      <text:p text:style-name="P4"><text:tab/>//Unbind buffers</text:p>
      <text:p text:style-name="P4"><text:tab/>glBindBuffer(GL_SHADER_STORAGE_BUFFER, 0);</text:p>
      <text:p text:style-name="P4"/>
      <text:p text:style-name="P4"/>
      <text:p text:style-name="P4"><text:tab/>//cam </text:p>
      <text:p text:style-name="P4"><text:tab/>cam.set_position(vec3(0.0f, 50.0f, 100.0f));</text:p>
      <text:p text:style-name="P4"><text:tab/>cam.set_target(vec3(0.0f, 0.0f, 0.0f));</text:p>
      <text:p text:style-name="P4"><text:tab/>cam.set_projection(quarter_pi&lt;float&gt;(), renderer::get_screen_aspect(), 0.1f, 1000.0f);</text:p>
      <text:p text:style-name="P4"><text:tab/>return true;</text:p>
      <text:p text:style-name="P4">}</text:p>
      <text:p text:style-name="P4"/>
      <text:p text:style-name="P4">// <text:s/>Update every frame </text:p>
      <text:p text:style-name="P4">bool update(float delta_time) {</text:p>
      <text:p text:style-name="P4"/>
      <text:p text:style-name="P4"><text:tab/>//float for time</text:p>
      <text:p text:style-name="P4"><text:tab/>theta += pi&lt;float&gt;() * delta_time;</text:p>
      <text:p text:style-name="P4"><text:tab/>// Range of the spot light</text:p>
      <text:p text:style-name="P4"><text:tab/>static float range = 20.0f;</text:p>
      <text:p text:style-name="P4"/>
      <text:p text:style-name="P4"><text:tab/>// Rotate camera around the scene</text:p>
      <text:p text:style-name="P4"><text:tab/>//cam.set_position(rotate(vec3(0.0f, 50.0f, 100.0f), theta * 0.05f, vec3(0, 1.0f, 0)));</text:p>
      <text:p text:style-name="P4"/>
      <text:p text:style-name="P4"><text:tab/>if (glfwGetKey(renderer::get_window(), GLFW_KEY_H)) {</text:p>
      <text:p text:style-name="P4"><text:tab/><text:tab/>renderer::set_screen_mode(renderer::borderless);</text:p>
      <text:p text:style-name="P4"><text:tab/><text:tab/>auto aspect = static_cast&lt;float&gt;(renderer::get_screen_width()) / static_cast&lt;float&gt;(renderer::get_screen_height());</text:p>
      <text:p text:style-name="P4"><text:soft-page-break/><text:tab/><text:tab/>cam.set_projection(1.0472f, aspect, 2.414f, 1000.0f);</text:p>
      <text:p text:style-name="P4"><text:tab/>}</text:p>
      <text:p text:style-name="P4"/>
      <text:p text:style-name="P4"><text:tab/>// change camera positions when keys 1, 2,3, 4 are pressed</text:p>
      <text:p text:style-name="P4"><text:tab/>if (glfwGetKey(renderer::get_window(), '1')) {</text:p>
      <text:p text:style-name="P4"><text:tab/><text:tab/>cam.set_position(vec3(50.0f, 10.0f, 50.0f));</text:p>
      <text:p text:style-name="P4"><text:tab/>}</text:p>
      <text:p text:style-name="P4"><text:tab/>if (glfwGetKey(renderer::get_window(), '2')) {</text:p>
      <text:p text:style-name="P4"><text:tab/><text:tab/>cam.set_position(vec3(-50.0f, 10.0f, 50.0f));</text:p>
      <text:p text:style-name="P4"><text:tab/>}</text:p>
      <text:p text:style-name="P4"><text:tab/>if (glfwGetKey(renderer::get_window(), '3')) {</text:p>
      <text:p text:style-name="P4"><text:tab/><text:tab/>cam.set_position(vec3(-50.0f, 10.0f, -50.0f));</text:p>
      <text:p text:style-name="P4"><text:tab/>}</text:p>
      <text:p text:style-name="P4"><text:tab/>if (glfwGetKey(renderer::get_window(), '4')) {</text:p>
      <text:p text:style-name="P4"><text:tab/><text:tab/>cam.set_position(vec3(50.0f, 10.0f, -50.0f));</text:p>
      <text:p text:style-name="P4"><text:tab/>}</text:p>
      <text:p text:style-name="P4"><text:tab/>if (glfwGetKey(renderer::get_window(), '0')) {</text:p>
      <text:p text:style-name="P4"><text:tab/><text:tab/>cam.set_position(vec3(0.0f, 50.0f, 100.0f));</text:p>
      <text:p text:style-name="P4"><text:tab/>}</text:p>
      <text:p text:style-name="P4"/>
      <text:p text:style-name="P4"><text:tab/>//toggle camera to focus on fire</text:p>
      <text:p text:style-name="P4"><text:tab/>if (glfwGetKey(renderer::get_window(), '5')) {</text:p>
      <text:p text:style-name="P4"><text:tab/><text:tab/>cam.set_position(vec3(0.0f, 2.5f, 10.0f));</text:p>
      <text:p text:style-name="P4"><text:tab/><text:tab/>cam.set_target(vec3(0.0f, 0.0f, 0.0f));</text:p>
      <text:p text:style-name="P4"><text:tab/><text:tab/>cam.set_projection(quarter_pi&lt;float&gt;(), renderer::get_screen_aspect(), 0.1f, 1000.0f);</text:p>
      <text:p text:style-name="P4"><text:tab/>}</text:p>
      <text:p text:style-name="P4"/>
      <text:p text:style-name="P4"><text:tab/>//Handling post processing effects</text:p>
      <text:p text:style-name="P4"><text:tab/>if (glfwGetKey(renderer::get_window(), '6')) {</text:p>
      <text:p text:style-name="P4"><text:tab/><text:tab/>enablePostProc = true;</text:p>
      <text:p text:style-name="P4"><text:tab/>}</text:p>
      <text:p text:style-name="P4"><text:tab/>if (glfwGetKey(renderer::get_window(), '7')) {</text:p>
      <text:p text:style-name="P4"><text:tab/><text:tab/>enablePostProc = false;</text:p>
      <text:p text:style-name="P4"><text:tab/>}</text:p>
      <text:p text:style-name="P4"><text:tab/></text:p>
      <text:p text:style-name="P4"><text:tab/>// 8 and 0 to change range of light spot</text:p>
      <text:p text:style-name="P4"><text:tab/>if (glfwGetKey(renderer::get_window(), '8')) {</text:p>
      <text:p text:style-name="P4"><text:tab/><text:tab/>range += 100.f * delta_time;</text:p>
      <text:p text:style-name="P4"><text:tab/>}</text:p>
      <text:p text:style-name="P4"><text:tab/>if (glfwGetKey(renderer::get_window(), '9')) {</text:p>
      <text:p text:style-name="P4"><text:tab/><text:tab/>range -= 100.f * delta_time;</text:p>
      <text:p text:style-name="P4"><text:tab/>}</text:p>
      <text:p text:style-name="P4"/>
      <text:p text:style-name="P4"><text:tab/>// WSAD to move point light around</text:p>
      <text:p text:style-name="P4"><text:tab/>if (glfwGetKey(renderer::get_window(), 'D')) {</text:p>
      <text:p text:style-name="P4"><text:tab/><text:tab/>spot.set_position(spot.get_position() + vec3(10.0f, 0.0f, 0.0f) * delta_time);</text:p>
      <text:p text:style-name="P4"><text:tab/>}</text:p>
      <text:p text:style-name="P4"><text:soft-page-break/><text:tab/>if (glfwGetKey(renderer::get_window(), 'A')) {</text:p>
      <text:p text:style-name="P4"><text:tab/><text:tab/>spot.set_position(spot.get_position() - vec3(10.0f, 0.0f, 0.0f) * delta_time);</text:p>
      <text:p text:style-name="P4"><text:tab/>}</text:p>
      <text:p text:style-name="P4"><text:tab/>if (glfwGetKey(renderer::get_window(), 'S')) {</text:p>
      <text:p text:style-name="P4"><text:tab/><text:tab/>spot.set_position(spot.get_position() - vec3(0.0f, 10.0f, 0.0f) * delta_time);</text:p>
      <text:p text:style-name="P4"><text:tab/>}</text:p>
      <text:p text:style-name="P4"><text:tab/>if (glfwGetKey(renderer::get_window(), 'W')) {</text:p>
      <text:p text:style-name="P4"><text:tab/><text:tab/>spot.set_position(spot.get_position() + vec3(0.0f, 10.0f, 0.0f) * delta_time);</text:p>
      <text:p text:style-name="P4"><text:tab/>}</text:p>
      <text:p text:style-name="P4"/>
      <text:p text:style-name="P4"><text:tab/>// Set range</text:p>
      <text:p text:style-name="P4"><text:tab/>spot.set_range(range);</text:p>
      <text:p text:style-name="P4"/>
      <text:p text:style-name="P4"/>
      <text:p text:style-name="P4"><text:tab/>// Rotate the "box" mesh by 90 degrees around the y-axis every frame.</text:p>
      <text:p text:style-name="P4"><text:tab/>meshes["box"].get_transform().rotate(vec3(0.0f, half_pi&lt;float&gt;(), 0.0f) * delta_time);</text:p>
      <text:p text:style-name="P4"/>
      <text:p text:style-name="P4"><text:tab/>// Print the current frames per second to the console.</text:p>
      <text:p text:style-name="P4"><text:tab/>cout &lt;&lt; "FPS: " &lt;&lt; 1.0f / delta_time &lt;&lt; endl;</text:p>
      <text:p text:style-name="P4"><text:tab/></text:p>
      <text:p text:style-name="P4"><text:tab/>// Set the position and direction of the shadow based on the position and direction of the spotlight.</text:p>
      <text:p text:style-name="P4"><text:tab/>shadow.light_position = spot.get_position();</text:p>
      <text:p text:style-name="P4"><text:tab/>shadow.light_dir = spot.get_direction();</text:p>
      <text:p text:style-name="P4"/>
      <text:p text:style-name="P4"><text:tab/>// Press s to save shadow buffer</text:p>
      <text:p text:style-name="P4"><text:tab/>if (glfwGetKey(renderer::get_window(), 'P') == GLFW_PRESS) {</text:p>
      <text:p text:style-name="P4"><text:tab/><text:tab/>shadow.buffer-&gt;save("test.png");</text:p>
      <text:p text:style-name="P4"><text:tab/>}</text:p>
      <text:p text:style-name="P4"/>
      <text:p text:style-name="P4"><text:tab/>// Bind the "fire_comp" compute shader for rendering.</text:p>
      <text:p text:style-name="P4"><text:tab/>renderer::bind(fire_comp);</text:p>
      <text:p text:style-name="P4"/>
      <text:p text:style-name="P4"><text:tab/>// Set the "max_dims" uniform to a vec3 value of (3.0, 5.0, 5.0) and the "delta_time" uniform to the current delta time.</text:p>
      <text:p text:style-name="P4"><text:tab/>glUniform3fv(fire_comp.get_uniform_location("max_dims"), 1, &amp;(vec3(3.0f, 5.0f, 5.0f))[0]);</text:p>
      <text:p text:style-name="P4"><text:tab/>glUniform1f(fire_comp.get_uniform_location("delta_time"), delta_time);</text:p>
      <text:p text:style-name="P4"/>
      <text:p text:style-name="P4"><text:tab/>// Update the camera's position and orientation based on the current delta time.</text:p>
      <text:p text:style-name="P4"><text:tab/>cam.update(delta_time);</text:p>
      <text:p text:style-name="P4"><text:tab/>return true;</text:p>
      <text:p text:style-name="P4">}</text:p>
      <text:p text:style-name="P4"/>
      <text:p text:style-name="P4">void greyScale()</text:p>
      <text:p text:style-name="P4">{</text:p>
      <text:p text:style-name="P4"><text:tab/>// Bind grey effect</text:p>
      <text:p text:style-name="P4"><text:tab/>renderer::bind(grey);</text:p>
      <text:p text:style-name="P4"><text:soft-page-break/><text:tab/>// Set MVP as identity matrix and set uniform</text:p>
      <text:p text:style-name="P4"><text:tab/>auto MVP = mat4(1.0f);</text:p>
      <text:p text:style-name="P4"><text:tab/>glUniformMatrix4fv(grey.get_uniform_location("MVP"), 1, GL_FALSE, value_ptr(MVP));</text:p>
      <text:p text:style-name="P4"><text:tab/>// Get texture from frame buffer and set uniform</text:p>
      <text:p text:style-name="P4"><text:tab/>renderer::bind(frame.get_frame(), 0);</text:p>
      <text:p text:style-name="P4"><text:tab/>glUniform1i(grey.get_uniform_location("tex"), 0);</text:p>
      <text:p text:style-name="P4"><text:tab/>// Render the screen quad</text:p>
      <text:p text:style-name="P4"><text:tab/>renderer::render(geom);</text:p>
      <text:p text:style-name="P4">}</text:p>
      <text:p text:style-name="P4"/>
      <text:p text:style-name="P4">void contrastEff()</text:p>
      <text:p text:style-name="P4">{</text:p>
      <text:p text:style-name="P4"><text:tab/>// Bind contrast effect</text:p>
      <text:p text:style-name="P4"><text:tab/>renderer::bind(contrast);</text:p>
      <text:p text:style-name="P4"><text:tab/>// Set MVP as identity matrix and set uniform</text:p>
      <text:p text:style-name="P4"><text:tab/>auto MVP = mat4(1.0f);</text:p>
      <text:p text:style-name="P4"><text:tab/>glUniformMatrix4fv(contrast.get_uniform_location("MVP"), 1, GL_FALSE, value_ptr(MVP));</text:p>
      <text:p text:style-name="P4"><text:tab/>// Get texture from frame buffer and set uniform</text:p>
      <text:p text:style-name="P4"><text:tab/>renderer::bind(frame.get_frame(), 0);</text:p>
      <text:p text:style-name="P4"><text:tab/>glUniform1i(contrast.get_uniform_location("tex"), 0);</text:p>
      <text:p text:style-name="P4"><text:tab/>// Render screen quad</text:p>
      <text:p text:style-name="P4"><text:tab/>renderer::render(geom);</text:p>
      <text:p text:style-name="P4">}</text:p>
      <text:p text:style-name="P4"/>
      <text:p text:style-name="P4">void blurEff()</text:p>
      <text:p text:style-name="P4">{</text:p>
      <text:p text:style-name="P4"><text:tab/>// Bind grey effect</text:p>
      <text:p text:style-name="P4"><text:tab/>renderer::bind(blur);</text:p>
      <text:p text:style-name="P4"><text:tab/>// Set MVP as identity matrix and set uniform</text:p>
      <text:p text:style-name="P4"><text:tab/>auto MVP = mat4(1.0f);</text:p>
      <text:p text:style-name="P4"><text:tab/>glUniformMatrix4fv(blur.get_uniform_location("MVP"), 1, GL_FALSE, value_ptr(MVP));</text:p>
      <text:p text:style-name="P4"><text:tab/>// Get texture from frame buffer and set uniform</text:p>
      <text:p text:style-name="P4"><text:tab/>renderer::bind(frame.get_frame(), 0);</text:p>
      <text:p text:style-name="P4"><text:tab/>glUniform1i(blur.get_uniform_location("tex"), 0);</text:p>
      <text:p text:style-name="P4"><text:tab/>// Render the screen quad</text:p>
      <text:p text:style-name="P4"><text:tab/>renderer::render(geom);</text:p>
      <text:p text:style-name="P4">}</text:p>
      <text:p text:style-name="P4"/>
      <text:p text:style-name="P4"/>
      <text:p text:style-name="P4">void grainEff() {</text:p>
      <text:p text:style-name="P4"><text:tab/>// Bind grain effect</text:p>
      <text:p text:style-name="P4"><text:tab/>renderer::bind(grain);</text:p>
      <text:p text:style-name="P4"><text:tab/>// Set MVP as identity matrix and set uniform</text:p>
      <text:p text:style-name="P4"><text:tab/>auto MVP = mat4(1.0f);</text:p>
      <text:p text:style-name="P4"><text:tab/>glUniformMatrix4fv(grain.get_uniform_location("MVP"), 1, GL_FALSE, value_ptr(MVP));</text:p>
      <text:p text:style-name="P4"><text:tab/>//Set the screen resolution uniform casting the returning variables to float</text:p>
      <text:p text:style-name="P4"><text:soft-page-break/><text:tab/>glUniform2f(grain.get_uniform_location("resolution"), (float)renderer::get_screen_width(), (float)renderer::get_screen_height());</text:p>
      <text:p text:style-name="P4"><text:tab/>// Get texture from frame buffer and set uniform</text:p>
      <text:p text:style-name="P4"><text:tab/>renderer::bind(frame.get_frame(), 0);</text:p>
      <text:p text:style-name="P4"><text:tab/>glUniform1i(grain.get_uniform_location("tex"), 0);</text:p>
      <text:p text:style-name="P4"><text:tab/>// Set time uniform</text:p>
      <text:p text:style-name="P4"><text:tab/>glUniform1f(grain.get_uniform_location("time"), (float)glfwGetTime());</text:p>
      <text:p text:style-name="P4"><text:tab/>// Render screen quad</text:p>
      <text:p text:style-name="P4"><text:tab/>renderer::render(geom);</text:p>
      <text:p text:style-name="P4">}</text:p>
      <text:p text:style-name="P4"/>
      <text:p text:style-name="P4"/>
      <text:p text:style-name="P4">bool render() {</text:p>
      <text:p text:style-name="P4"/>
      <text:p text:style-name="P4"><text:tab/>// Setting render target to frame and clearing and //binding eff</text:p>
      <text:p text:style-name="P4"><text:tab/>renderer::set_render_target(frame);</text:p>
      <text:p text:style-name="P4"><text:tab/>renderer::clear();</text:p>
      <text:p text:style-name="P4"/>
      <text:p text:style-name="P4"><text:tab/>//renderer::bind(teff);</text:p>
      <text:p text:style-name="P4"><text:tab/>renderer::bind(eff);</text:p>
      <text:p text:style-name="P4"><text:tab/>renderer::bind(tex, 0);</text:p>
      <text:p text:style-name="P4"/>
      <text:p text:style-name="P4"><text:tab/>//light porjection mat</text:p>
      <text:p text:style-name="P4"><text:tab/>mat4 LightProjMat = perspective&lt;float&gt;(90.0f, renderer::get_screen_aspect(), 0.1f, 1000.f);</text:p>
      <text:p text:style-name="P4"><text:tab/></text:p>
      <text:p text:style-name="P4"><text:tab/>// Render meshes</text:p>
      <text:p text:style-name="P4"><text:tab/>for (auto&amp; e : meshes) {</text:p>
      <text:p text:style-name="P4"><text:tab/><text:tab/>auto m = e.second;</text:p>
      <text:p text:style-name="P4"><text:tab/><text:tab/>// Bind effect</text:p>
      <text:p text:style-name="P4"><text:tab/><text:tab/>renderer::bind(eff);</text:p>
      <text:p text:style-name="P4"><text:tab/><text:tab/>// Create MVP matrix</text:p>
      <text:p text:style-name="P4"><text:tab/><text:tab/>auto M = m.get_transform().get_transform_matrix();</text:p>
      <text:p text:style-name="P4"><text:tab/><text:tab/>auto V = cam.get_view();</text:p>
      <text:p text:style-name="P4"><text:tab/><text:tab/>auto P = cam.get_projection();</text:p>
      <text:p text:style-name="P4"><text:tab/><text:tab/>auto MVP = P * V * M;</text:p>
      <text:p text:style-name="P4"><text:tab/><text:tab/>// Set MVP matrix uniform</text:p>
      <text:p text:style-name="P4"><text:tab/><text:tab/>glUniformMatrix4fv(eff.get_uniform_location("MVP"), // Location of uniform</text:p>
      <text:p text:style-name="P4"><text:tab/><text:tab/><text:tab/>1, <text:s text:c="30"/>// Number of values - 1 mat4</text:p>
      <text:p text:style-name="P4"><text:tab/><text:tab/><text:tab/>GL_FALSE, <text:s text:c="23"/>// Transpose the matrix?</text:p>
      <text:p text:style-name="P4"><text:tab/><text:tab/><text:tab/>value_ptr(MVP)); <text:s text:c="16"/>// Pointer to matrix data</text:p>
      <text:p text:style-name="P4"><text:tab/><text:tab/></text:p>
      <text:p text:style-name="P4"><text:tab/><text:tab/></text:p>
      <text:p text:style-name="P4"><text:tab/><text:tab/>// Set M matrix uniform</text:p>
      <text:p text:style-name="P4"><text:tab/><text:tab/>glUniformMatrix4fv(eff.get_uniform_location("M"), 1, GL_FALSE, value_ptr(M));</text:p>
      <text:p text:style-name="P4"><text:tab/><text:tab/>// Set N matrix uniform - remember - 3x3 matrix</text:p>
      <text:p text:style-name="P4"><text:tab/><text:tab/>glUniformMatrix3fv(eff.get_uniform_location("N"), 1, GL_FALSE, value_ptr(mat3(m.get_transform().get_normal_matrix())));</text:p>
      <text:p text:style-name="P4"><text:tab/><text:tab/></text:p>
      <text:p text:style-name="P4"><text:soft-page-break/><text:tab/><text:tab/>// Set lightMVP uniform, using:</text:p>
      <text:p text:style-name="P4"><text:tab/><text:tab/> //Model matrix from m</text:p>
      <text:p text:style-name="P4"><text:tab/><text:tab/>auto LM = m.get_transform().get_transform_matrix();</text:p>
      <text:p text:style-name="P4"><text:tab/><text:tab/>// viewmatrix from the shadow map</text:p>
      <text:p text:style-name="P4"><text:tab/><text:tab/>auto LV = shadow.get_view();</text:p>
      <text:p text:style-name="P4"><text:tab/><text:tab/>// Multiply together with LightProjectionMat</text:p>
      <text:p text:style-name="P4"><text:tab/><text:tab/>auto lightMVP = LightProjMat * LV * LM;</text:p>
      <text:p text:style-name="P4"><text:tab/><text:tab/>// Bind material</text:p>
      <text:p text:style-name="P4"><text:tab/><text:tab/>renderer::bind(m.get_material(), "mat");</text:p>
      <text:p text:style-name="P4"><text:tab/><text:tab/>// Bind light</text:p>
      <text:p text:style-name="P4"><text:tab/><text:tab/>renderer::bind(spot, "spot");</text:p>
      <text:p text:style-name="P4"><text:tab/><text:tab/>// Bind texture</text:p>
      <text:p text:style-name="P4"><text:tab/><text:tab/>renderer::bind(tex, 0);</text:p>
      <text:p text:style-name="P4"><text:tab/><text:tab/>// Set tex uniform</text:p>
      <text:p text:style-name="P4"><text:tab/><text:tab/>glUniform1i(eff.get_uniform_location("tex"), 0);</text:p>
      <text:p text:style-name="P4"><text:tab/><text:tab/>// Set eye position- Get this from active camera</text:p>
      <text:p text:style-name="P4"><text:tab/><text:tab/>glUniform3fv(eff.get_uniform_location("eye_pos"), 1, value_ptr(cam.get_position()));</text:p>
      <text:p text:style-name="P4"><text:tab/><text:tab/>// Bind shadow map texture - use texture unit 1</text:p>
      <text:p text:style-name="P4"><text:tab/><text:tab/>renderer::bind(shadow.buffer-&gt;get_depth(), 1);</text:p>
      <text:p text:style-name="P4"><text:tab/><text:tab/>// Set the shadow_map uniform</text:p>
      <text:p text:style-name="P4"><text:tab/><text:tab/>glUniform1i(eff.get_uniform_location("shadow_map"), 1);</text:p>
      <text:p text:style-name="P4"><text:tab/><text:tab/></text:p>
      <text:p text:style-name="P4"><text:tab/><text:tab/>// Render mesh</text:p>
      <text:p text:style-name="P4"><text:tab/><text:tab/>renderer::render(m);</text:p>
      <text:p text:style-name="P4"><text:tab/><text:tab/></text:p>
      <text:p text:style-name="P4"><text:tab/>}</text:p>
      <text:p text:style-name="P4"/>
      <text:p text:style-name="P4"><text:tab/></text:p>
      <text:p text:style-name="P4"/>
      <text:p text:style-name="P4"><text:tab/>// Bind the "fire_comp" compute shader for setting up the fire effect.</text:p>
      <text:p text:style-name="P4"><text:tab/>renderer::bind(fire_comp);</text:p>
      <text:p text:style-name="P4"/>
      <text:p text:style-name="P4"><text:tab/>// Bind the position and velocity data buffers as Shader Storage Buffer Object(SSBOs) to the shader.</text:p>
      <text:p text:style-name="P4"><text:tab/></text:p>
      <text:p text:style-name="P4"><text:tab/>glBindBufferBase(GL_SHADER_STORAGE_BUFFER, 0, G_Position_buffer);</text:p>
      <text:p text:style-name="P4"><text:tab/>glBindBufferBase(GL_SHADER_STORAGE_BUFFER, 1, G_Velocity_buffer);</text:p>
      <text:p text:style-name="P4"/>
      <text:p text:style-name="P4"><text:tab/>// Dispatch the compute shader, using the number of particles to calculate the dispatch size.</text:p>
      <text:p text:style-name="P4"><text:tab/>glDispatchCompute(max_num_particle / 128, 1, 1);</text:p>
      <text:p text:style-name="P4"/>
      <text:p text:style-name="P4"><text:tab/>// Synchronize the memory, ensuring that all writes to the SSBOs are completed before continuing.</text:p>
      <text:p text:style-name="P4"><text:tab/>glMemoryBarrier(GL_ALL_BARRIER_BITS);</text:p>
      <text:p text:style-name="P4"/>
      <text:p text:style-name="P4"><text:tab/>// Unbind the SSBO buffers.</text:p>
      <text:p text:style-name="P4"><text:tab/>glBindBuffer(GL_SHADER_STORAGE_BUFFER, 0);</text:p>
      <text:p text:style-name="P4"><text:soft-page-break/></text:p>
      <text:p text:style-name="P4"><text:tab/>// Bind the "fire" render shader for rendering the fire effect.</text:p>
      <text:p text:style-name="P4"><text:tab/>renderer::bind(fire);</text:p>
      <text:p text:style-name="P4"/>
      <text:p text:style-name="P4"/>
      <text:p text:style-name="P4"><text:tab/>// Create MV matrix</text:p>
      <text:p text:style-name="P4"><text:tab/>mat4 M(1.0f);</text:p>
      <text:p text:style-name="P4"><text:tab/>auto V = cam.get_view();</text:p>
      <text:p text:style-name="P4"><text:tab/>auto MV = M * V;</text:p>
      <text:p text:style-name="P4"/>
      <text:p text:style-name="P4"><text:tab/>// Set the colour uniform</text:p>
      <text:p text:style-name="P4"><text:tab/>glUniform4fv(fire.get_uniform_location("colour"), 1, value_ptr(vec4(1.0f, 0.0f, 0.0f, 1.0f)));</text:p>
      <text:p text:style-name="P4"><text:tab/></text:p>
      <text:p text:style-name="P4"><text:tab/>// Set MV, and P matrix uniforms seperatly</text:p>
      <text:p text:style-name="P4"><text:tab/>glUniformMatrix4fv(fire.get_uniform_location("MV"), 1, GL_FALSE, value_ptr(MV));</text:p>
      <text:p text:style-name="P4"><text:tab/>glUniformMatrix4fv(fire.get_uniform_location("P"), 1, GL_FALSE, value_ptr(cam.get_projection()));</text:p>
      <text:p text:style-name="P4"><text:tab/></text:p>
      <text:p text:style-name="P4"><text:tab/>// Set point_size size uniform to .1f</text:p>
      <text:p text:style-name="P4"><text:tab/>glUniform1f(fire.get_uniform_location("point_size"), 0.6f);</text:p>
      <text:p text:style-name="P4"><text:tab/></text:p>
      <text:p text:style-name="P4"><text:tab/>// Bind particle texture</text:p>
      <text:p text:style-name="P4"><text:tab/>renderer::bind(fire_tex, 0);</text:p>
      <text:p text:style-name="P4"><text:tab/>glUniform1i(fire.get_uniform_location("tex"), 0);</text:p>
      <text:p text:style-name="P4"/>
      <text:p text:style-name="P4"><text:tab/>// Bind position buffer as GL_ARRAY_BUFFER</text:p>
      <text:p text:style-name="P4"><text:tab/>glBindBuffer(GL_ARRAY_BUFFER, G_Position_buffer);</text:p>
      <text:p text:style-name="P4"><text:tab/>// Setup vertex format</text:p>
      <text:p text:style-name="P4"><text:tab/>glEnableVertexAttribArray(0);</text:p>
      <text:p text:style-name="P4"><text:tab/>glVertexAttribPointer(0, 4, GL_FLOAT, GL_FALSE, 0, (void*)0);</text:p>
      <text:p text:style-name="P4"><text:tab/></text:p>
      <text:p text:style-name="P4"><text:tab/>// Enable Blending</text:p>
      <text:p text:style-name="P4"><text:tab/>glEnable(GL_BLEND);</text:p>
      <text:p text:style-name="P4"><text:tab/>glBlendFunc(GL_SRC_ALPHA, GL_ONE_MINUS_SRC_ALPHA);</text:p>
      <text:p text:style-name="P4"><text:tab/></text:p>
      <text:p text:style-name="P4"><text:tab/>// Disable Depth Mask</text:p>
      <text:p text:style-name="P4"><text:tab/>glDepthMask(GL_FALSE);</text:p>
      <text:p text:style-name="P4"><text:tab/>// Render</text:p>
      <text:p text:style-name="P4"><text:tab/>glDrawArrays(GL_POINTS, 0, max_num_particle);</text:p>
      <text:p text:style-name="P4"><text:tab/>// Tidy up, enable depth mask</text:p>
      <text:p text:style-name="P4"><text:tab/>glDepthMask(GL_TRUE);</text:p>
      <text:p text:style-name="P4"><text:tab/></text:p>
      <text:p text:style-name="P4"><text:tab/>// Disable Blend</text:p>
      <text:p text:style-name="P4"><text:tab/>glDisable(GL_BLEND);</text:p>
      <text:p text:style-name="P4"><text:tab/>// Unbind all arrays</text:p>
      <text:p text:style-name="P4"><text:tab/>glDisableVertexAttribArray(0);</text:p>
      <text:p text:style-name="P4"><text:tab/>glBindBuffer(GL_ARRAY_BUFFER, 0);</text:p>
      <text:p text:style-name="P4"><text:tab/>glUseProgram(0);</text:p>
      <text:p text:style-name="P4"><text:soft-page-break/></text:p>
      <text:p text:style-name="P4"><text:tab/>// Set target to shadowmap</text:p>
      <text:p text:style-name="P4"><text:tab/>renderer::set_render_target(shadow);</text:p>
      <text:p text:style-name="P4"><text:tab/>// Clear depth buffer</text:p>
      <text:p text:style-name="P4"><text:tab/>glClear(GL_DEPTH_BUFFER_BIT);</text:p>
      <text:p text:style-name="P4"/>
      <text:p text:style-name="P4"><text:tab/>glCullFace(GL_FRONT);</text:p>
      <text:p text:style-name="P4"/>
      <text:p text:style-name="P4"><text:tab/>//Binding shadow effect</text:p>
      <text:p text:style-name="P4"><text:tab/>renderer::bind(shadow_eff);</text:p>
      <text:p text:style-name="P4"><text:tab/>for (auto&amp; e : meshes) {</text:p>
      <text:p text:style-name="P4"><text:tab/><text:tab/>auto m = e.second;</text:p>
      <text:p text:style-name="P4"><text:tab/><text:tab/>auto M = m.get_transform().get_transform_matrix();</text:p>
      <text:p text:style-name="P4"><text:tab/><text:tab/>auto V = shadow.get_view();</text:p>
      <text:p text:style-name="P4"><text:tab/><text:tab/>auto MVP = LightProjMat * V * M;</text:p>
      <text:p text:style-name="P4"><text:tab/><text:tab/>glUniformMatrix4fv(shadow_eff.get_uniform_location("MVP"), 1, GL_FALSE, value_ptr(MVP));</text:p>
      <text:p text:style-name="P4"><text:tab/><text:tab/>renderer::render(m);</text:p>
      <text:p text:style-name="P4"><text:tab/>}</text:p>
      <text:p text:style-name="P4"/>
      <text:p text:style-name="P4"><text:tab/>// Set render target back to the screen</text:p>
      <text:p text:style-name="P4"><text:tab/>renderer::set_render_target();</text:p>
      <text:p text:style-name="P4"><text:tab/>glCullFace(GL_BACK);</text:p>
      <text:p text:style-name="P4"/>
      <text:p text:style-name="P4"><text:tab/>//Function used to toggle on and off contrast and greyScale</text:p>
      <text:p text:style-name="P4"><text:tab/>if (enablePostProc) {</text:p>
      <text:p text:style-name="P4"><text:tab/><text:tab/>grey_frame = frame;</text:p>
      <text:p text:style-name="P4"><text:tab/><text:tab/>renderer::set_render_target(grey_frame);</text:p>
      <text:p text:style-name="P4"><text:tab/><text:tab/>greyScale();</text:p>
      <text:p text:style-name="P4"><text:tab/>}</text:p>
      <text:p text:style-name="P4"><text:tab/>else {</text:p>
      <text:p text:style-name="P4"><text:tab/><text:tab/>contrast_frame = grey_frame;</text:p>
      <text:p text:style-name="P4"><text:tab/><text:tab/>renderer::set_render_target(contrast_frame);</text:p>
      <text:p text:style-name="P4"><text:tab/><text:tab/>contrastEff();</text:p>
      <text:p text:style-name="P4"><text:tab/>}</text:p>
      <text:p text:style-name="P4"/>
      <text:p text:style-name="P4"><text:tab/>// Set render back to screen and use grain effect as a last touch</text:p>
      <text:p text:style-name="P4"><text:tab/>renderer::set_render_target();</text:p>
      <text:p text:style-name="P4"><text:tab/>grainEff();</text:p>
      <text:p text:style-name="P4"><text:tab/>//blureff();</text:p>
      <text:p text:style-name="P4"><text:tab/>return true;</text:p>
      <text:p text:style-name="P4">}</text:p>
      <text:p text:style-name="P4"/>
      <text:p text:style-name="P4">void main() {</text:p>
      <text:p text:style-name="P4"><text:tab/>// Create application</text:p>
      <text:p text:style-name="P4"><text:tab/>app application("Getting_started");</text:p>
      <text:p text:style-name="P4"><text:tab/>// Set load content, update and render methods</text:p>
      <text:p text:style-name="P4"><text:tab/>application.set_load_content(load_content);</text:p>
      <text:p text:style-name="P4"><text:soft-page-break/><text:tab/>application.set_update(update);</text:p>
      <text:p text:style-name="P4"><text:tab/>application.set_render(render);</text:p>
      <text:p text:style-name="P4"><text:tab/>// Run application</text:p>
      <text:p text:style-name="P4"><text:tab/>application.run();</text:p>
      <text:p text:style-name="P4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c91d" officeooo:paragraph-rsid="0007e448"/>
    </style:style>
    <style:style style:name="MP2" style:family="paragraph" style:parent-style-name="Header">
      <style:paragraph-properties fo:text-align="center" style:justify-single-word="false"/>
      <style:text-properties officeooo:paragraph-rsid="0007e448"/>
    </style:style>
    <style:style style:name="MT1" style:family="text"/>
    <style:style style:name="MT2" style:family="text">
      <style:text-properties officeooo:rsid="0013c9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omeo Mcdonald</text:p>
        <text:p text:style-name="MP1"><text:a xlink:type="simple" xlink:href="mailto:40441375@live.napier.ac.uk" text:style-name="Internet_20_link" text:visited-style-name="Visited_20_Internet_20_Link">40441375@live.napier.ac.uk</text:a></text:p>
        <text:p text:style-name="MP2"><text:span text:style-name="MT2">Edinburgh Napier University – Computer Graphics (</text:span>SET08116<text:span text:style-name="MT2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5T04:53:31.885000000</meta:creation-date>
    <dc:date>2023-05-05T04:54:30.386000000</dc:date>
    <meta:editing-duration>PT58S</meta:editing-duration>
    <meta:editing-cycles>1</meta:editing-cycles>
    <meta:generator>LibreOffice/7.1.5.2$Windows_X86_64 LibreOffice_project/85f04e9f809797b8199d13c421bd8a2b025d52b5</meta:generator>
    <meta:document-statistic meta:table-count="0" meta:image-count="0" meta:object-count="0" meta:page-count="14" meta:paragraph-count="521" meta:word-count="1817" meta:character-count="19338" meta:non-whitespace-character-count="17398"/>
  </office:meta>
</office:document-meta>
</file>